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CorsConfigIntegrationTests.preFlightRequestWithCorsReject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lobalCorsConfigIntegrationTests.preFlightRequestWithCorsEnabl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lobalCorsConfigIntegrationTests.actualRequestWithCorsReject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lobalCorsConfigIntegrationTests.startServe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c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wel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rsConfigIntegrationTests.initRes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rsConfigIntegrationTests.preFlightRequestWithCorsRestrict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roller.ambiguou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rsConfigIntegrationTests.preFlightRequestWithAmbiguousMapping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Config.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ambiguou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rsConfigIntegrationTests.actualRequestWithCorsEnabl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lobalCorsConfigIntegrationTests.actualRequestWithoutCorsEnabl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lobalCorsConfigIntegrationTests.preFlightRequestWithoutCorsEnable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lobalCorsConfig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rsConfigIntegrationTests.actualRequestWithAmbiguousMapping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corsRestri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